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8993"/>
    </style:style>
    <style:style style:name="P2" style:family="paragraph" style:parent-style-name="Standard">
      <style:text-properties officeooo:paragraph-rsid="0018cd0f"/>
    </style:style>
    <style:style style:name="P3" style:family="paragraph" style:parent-style-name="Standard">
      <style:text-properties officeooo:paragraph-rsid="0018cd0f"/>
    </style:style>
    <style:style style:name="P4" style:family="paragraph" style:parent-style-name="Standard">
      <style:text-properties officeooo:paragraph-rsid="00195764"/>
    </style:style>
    <style:style style:name="T1" style:family="text">
      <style:text-properties officeooo:rsid="00188993"/>
    </style:style>
    <style:style style:name="T2" style:family="text">
      <style:text-properties officeooo:rsid="0018cd0f"/>
    </style:style>
    <style:style style:name="T3" style:family="text">
      <style:text-properties officeooo:rsid="001957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st of </text:span><text:a xlink:type="simple" xlink:href="http://username:password@example.com" text:style-name="Internet_20_link" text:visited-style-name="Visited_20_Internet_20_Link"><text:span text:style-name="T2">hyperlink with username and pass</text:span></text:a></text:p>
      <text:p text:style-name="P2"><text:span text:style-name="T2">another </text:span><text:a xlink:type="simple" xlink:href="http://example.com/" text:style-name="Internet_20_link" text:visited-style-name="Visited_20_Internet_20_Link"><text:span text:style-name="T2">simple http hyperlink</text:span></text:a></text:p>
      <text:p text:style-name="P2"><text:span text:style-name="T2">another </text:span><text:a xlink:type="simple" xlink:href="../filebypath.odt" text:style-name="Internet_20_link" text:visited-style-name="Visited_20_Internet_20_Link"><text:span text:style-name="T2">filebypath.odt</text:span></text:a></text:p>
      <text:p text:style-name="P2"><text:span text:style-name="T2">another </text:span><text:a xlink:type="simple" xlink:href="git://git.example.org/project/example" text:style-name="Internet_20_link" text:visited-style-name="Visited_20_Internet_20_Link"><text:span text:style-name="T2">git example</text:span></text:a></text:p>
      <text:p text:style-name="P4"><text:span text:style-name="T3">a </text:span><text:a xlink:type="simple" xlink:href="file://localfile.odt/" text:style-name="Internet_20_link" text:visited-style-name="Visited_20_Internet_20_Link"><text:span text:style-name="T3">local file using uri syntax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8:52:10.980211649</meta:creation-date>
    <dc:date>2021-11-13T00:50:10.928860190</dc:date>
    <meta:editing-duration>PT6M11S</meta:editing-duration>
    <meta:editing-cycles>3</meta:editing-cycles>
    <meta:generator>LibreOfficeDev/7.3.0.0.alpha1$Linux_X86_64 LibreOffice_project/f47f3c850197213f9910c99bd45ebbdf612f7459</meta:generator>
    <meta:document-statistic meta:table-count="0" meta:image-count="0" meta:object-count="0" meta:page-count="1" meta:paragraph-count="5" meta:word-count="22" meta:character-count="139" meta:non-whitespace-character-count="122"/>
  </office:meta>
</office:document-meta>
</file>